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data. The XML entries will be provided by the user. The meta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Heading_20_1" text:outline-level="1">Modules</text:h>
      <text:h text:style-name="Heading_20_2" text:outline-level="2">IO</text:h>
      <text:p text:style-name="P1">main (apngxml, apngoutput, state) → <text:span text:style-name="T1">Given a apngxml filename parses through the XML which adheres to the pnga XML schema to create an apng file which is saved to apngoutput. The animated image is composed composed of individual PNG frames referenced in the apngxml file along with their time offsets. </text:span></text:p>
      <text:h text:style-name="Heading_20_2" text:outline-level="2">BasicLex</text:h>
      <text:p text:style-name="P1">(base from previous project)</text:p>
      <text:h text:style-name="Heading_20_2" text:outline-level="2">MinidomParser</text:h>
      <text:p text:style-name="P1">(base from previous project)</text:p>
      <text:h text:style-name="Heading_20_2" text:outline-level="2">MinidomSerializer</text:h>
      <text:p text:style-name="P1">(base from previous project)</text:p>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P2"/>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text:soft-page-break/>APNGBuilder</text:h>
      <text:p text:style-name="Text_20_body"/>
      <text:p text:style-name="P1">doChunk (chunkname, chunkdata) <text:span text:style-name="T1">→ Generic function to write any type of chunk to the given file.</text:span></text:p>
      <text:p text:style-name="Text_20_body"/>
      <text:p text:style-name="P1">doIHDR (width, height, bitdepth, colordepth, compressionmethod, filtermethod, interlacemethod) →<text:span text:style-name="T3"> Specialized function to write an IHDR chunk.</text:span></text:p>
      <text:p text:style-name="Text_20_body"/>
      <text:p text:style-name="Text_20_body"><text:span text:style-name="T2">doACTL (numframes, numplays)</text:span><text:span text:style-name="T1"> →</text:span><text:span text:style-name="T3"> Specialized function to write an aCTL chunk.</text:span></text:p>
      <text:p text:style-name="Text_20_body"/>
      <text:p text:style-name="Text_20_body"><text:span text:style-name="T2">doFCTL (sequencenum, width, height, xoffset, yoffset, delaynum, delayden, disposeop, blendop)</text:span><text:span text:style-name="T1"> →</text:span><text:span text:style-name="T3"> Specialized function to write an fCTL chunk.</text:span></text:p>
      <text:p text:style-name="P5"/>
      <text:p text:style-name="Text_20_body"><text:span text:style-name="T4">writeFdAT (sequencenum, framenum)</text:span><text:span text:style-name="T3"> → Specialized function to write an fdAT chunk.</text:span></text:p>
      <text:h text:style-name="Heading_20_2" text:outline-level="2">APNGExploder</text:h>
      <text:p text:style-name="Text_20_body"/>
      <text:p text:style-name="P1">explodeAPNG (apnginput, apngxml, pngnamebase, state)<text:span text:style-name="T3"> → Splits up the given APNG into its constituent frames, outputting them to files beginning with pngnamebase prepended to the frame sequence number. <text:s/>Additionally the XML configuration file is output to a file with the name given by apngxml.</text:span></text:p>
      <text:h text:style-name="Heading_20_2" text:outline-level="2">XMLConfigReader</text:h>
      <text:p text:style-name="Text_20_body"/>
      <text:p text:style-name="Text_20_body">read</text:p>
      <text:h text:style-name="Heading_20_1" text:outline-level="1">Proces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text:page-number> of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1-26T16:08:06</dc:date>
    <dc:creator>Colby Russell</dc:creator>
    <meta:editing-duration>PT00H26M20S</meta:editing-duration>
    <meta:editing-cycles>5</meta:editing-cycles>
    <meta:generator>OpenOffice.org/3.2$Linux OpenOffice.org_project/320m12$Build-9483</meta:generator>
    <meta:document-statistic meta:table-count="0" meta:image-count="0" meta:object-count="0" meta:page-count="2" meta:paragraph-count="27" meta:word-count="400" meta:character-count="2643"/>
  </office:meta>
</office:document-meta>
</file>